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843b" officeooo:paragraph-rsid="000a843b"/>
    </style:style>
    <style:style style:name="P2" style:family="paragraph" style:parent-style-name="Standard">
      <style:text-properties fo:font-weight="bold" officeooo:rsid="000c2b9a" officeooo:paragraph-rsid="000c2b9a" style:font-weight-asian="bold" style:font-weight-complex="bold"/>
    </style:style>
    <style:style style:name="T1" style:family="text">
      <style:text-properties officeooo:rsid="000c2b9a"/>
    </style:style>
    <style:style style:name="T2" style:family="text">
      <style:text-properties officeooo:rsid="000df1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w Nodes:</text:p>
      <text:p text:style-name="P1"/>
      <text:p text:style-name="P1">Switchs:</text:p>
      <text:p text:style-name="P1"><text:tab/>Verify – Verifica uma condição de variável/contexto</text:p>
      <text:p text:style-name="P1"><text:tab/>Check – Verifica uma condição de input</text:p>
      <text:p text:style-name="P1"><text:tab/><text:tab/><text:span text:style-name="T1">weight: &lt;primary, secondary&gt;,</text:span></text:p>
      <text:p text:style-name="P1"><text:tab/><text:tab/><text:span text:style-name="T1">requirements: &lt;and, or, xor&gt;,</text:span></text:p>
      <text:p text:style-name="P1"><text:tab/><text:tab/><text:span text:style-name="T2">action: &lt;next, previous&gt;</text:span></text:p>
      <text:p text:style-name="P1"><text:tab/></text:p>
      <text:p text:style-name="P1">Inputs:</text:p>
      <text:p text:style-name="P1"><text:tab/>Expected – Input esperado<text:line-break/><text:tab/>Suggested – Input sugerido para o fluxo<text:line-break/><text:line-break/>Responses:<text:line-break/><text:tab/>Text – Output da URA<text:line-break/><text:tab/>End – Último output do fluxo<text:line-break/><text:tab/>Start – Primeiro output do fluxo</text:p>
      <text:p text:style-name="P1"><text:tab/><text:span text:style-name="T2">Service – Chamada de um serviço</text:span></text:p>
      <text:p text:style-name="P1"><text:tab/><text:tab/><text:span text:style-name="T2">result: &lt;true, false, both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3:32:51.630181268</meta:creation-date>
    <dc:date>2020-05-11T13:55:44.113992796</dc:date>
    <meta:editing-duration>PT12M36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12" meta:word-count="59" meta:character-count="432" meta:non-whitespace-character-count="358"/>
  </office:meta>
</office:document-meta>
</file>